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font-size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80" style:text-position="33% 58%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80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ffffff" style:text-position="33% 58%" style:font-name="Segoe UI" fo:font-size="32pt" fo:text-shadow="1pt 1pt" style:font-name-asian="Segoe UI" style:font-size-asian="32pt" style:font-name-complex="Segoe UI" style:font-size-complex="32pt"/>
    </style:style>
    <style:style style:name="T6" style:family="text">
      <style:text-properties fo:color="#000000" style:text-position="33% 58%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000080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8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11" style:family="text">
      <style:text-properties fo:color="#ffffff" style:font-name="Segoe UI1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T12" style:family="text"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3" style:family="text">
      <style:text-properties fo:color="#000080" style:text-position="33% 58%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4" style:family="text">
      <style:text-properties fo:color="#000080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5" style:family="text">
      <style:text-properties fo:color="#00008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6" style:family="text">
      <style:text-properties fo:color="#00008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7" style:family="text">
      <style:text-properties fo:color="#000080" style:text-position="33% 58%" style:font-name="Segoe UI Semibold" fo:font-size="32pt" fo:text-shadow="none" style:font-name-asian="Segoe UI" style:font-size-asian="32pt" style:font-name-complex="Segoe UI" style:font-size-complex="32pt"/>
    </style:style>
    <style:style style:name="T18" style:family="text">
      <style:text-properties fo:color="#000080" style:font-name="Segoe UI Semibold" fo:font-size="32pt" fo:text-shadow="none" style:font-name-asian="Segoe UI" style:font-size-asian="32pt" style:font-name-complex="Segoe UI" style:font-size-complex="32pt"/>
    </style:style>
    <style:style style:name="T19" style:family="text">
      <style:text-properties fo:color="#83caff" style:font-name="Segoe UI1" fo:font-size="32pt" fo:text-shadow="1pt 1pt" style:font-name-asian="Segoe UI" style:font-size-asian="32pt" style:font-name-complex="Segoe UI" style:font-size-complex="32pt"/>
    </style:style>
    <style:style style:name="T20" style:family="text">
      <style:text-properties fo:color="#000080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21" style:family="text">
      <style:text-properties fo:color="#000080" style:text-position="0% 100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22" style:family="text">
      <style:text-properties fo:color="#000000" style:font-name="Segoe UI Semibold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254cm">
          <draw:text-box>
            <text:p text:style-name="P1"><text:span text:style-name="T1">Psalmody</text:span></text:p>
            <text:p text:style-name="P1"><text:span text:style-name="T2">Psalm 139:1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4.892cm" svg:height="7.766cm" svg:x="1.573cm" svg:y="0.87cm">
          <draw:text-box>
            <text:p text:style-name="P4"><text:span text:style-name="T3">1</text:span><text:span text:style-name="T4">O LORD, you have searched me and known me!</text:span></text:p>
            <text:p text:style-name="P4"><text:span text:style-name="T5"><text:s text:c="4"/></text:span><text:span text:style-name="T6"><text:s/></text:span><text:span text:style-name="T6">2</text:span><text:span text:style-name="T7">You know when I sit down and when I rise </text:span></text:p>
            <text:p text:style-name="P5"><text:span text:style-name="T7"><text:s text:c="2"/></text:span><text:span text:style-name="T7">up; you discern my thoughts from afar.</text:span></text:p>
            <text:p text:style-name="P4"><text:span text:style-name="T8">3</text:span><text:span text:style-name="T9">You search out my path and my lying down</text:span></text:p>
            <text:p text:style-name="P4"><text:span text:style-name="T10"><text:s text:c="3"/></text:span><text:span text:style-name="T7">and are acquainted with all my w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892cm" svg:height="6.263cm" svg:x="1.524cm" svg:y="0.849cm">
          <draw:text-box>
            <text:p text:style-name="P4"><text:span text:style-name="T8">4</text:span><text:span text:style-name="T9">Even before a word is on my tongue,</text:span></text:p>
            <text:p text:style-name="P5"><text:span text:style-name="T11"><text:s text:c="4"/></text:span><text:span text:style-name="T7">behold, O L</text:span><text:span text:style-name="T12">ORD</text:span><text:span text:style-name="T7">, you know it altogether.</text:span></text:p>
            <text:p text:style-name="P4"><text:span text:style-name="T8">5</text:span><text:span text:style-name="T9">You hem me in, behind and before,</text:span></text:p>
            <text:p text:style-name="P5"><text:span text:style-name="T10"><text:s text:c="4"/></text:span><text:span text:style-name="T7">and lay your hand upon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6" draw:layer="layout" svg:width="24.892cm" svg:height="6.263cm" svg:x="1.524cm" svg:y="0.849cm">
          <draw:text-box>
            <text:p text:style-name="P4"><text:span text:style-name="T8">6</text:span><text:span text:style-name="T9">Such knowledge is too wonderful for me;</text:span></text:p>
            <text:p text:style-name="P5"><text:span text:style-name="T10"><text:s text:c="4"/></text:span><text:span text:style-name="T7">it is high; I cannot attain it.</text:span></text:p>
            <text:p text:style-name="P4"><text:span text:style-name="T13">7</text:span><text:span text:style-name="T14">Where shall I go from your Spirit?</text:span></text:p>
            <text:p text:style-name="P5"><text:span text:style-name="T10"><text:s text:c="4"/></text:span><text:span text:style-name="T7">Or where shall I flee from your presenc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6" draw:layer="layout" svg:width="24.892cm" svg:height="6.263cm" svg:x="1.524cm" svg:y="0.849cm">
          <draw:text-box>
            <text:p text:style-name="P4"><text:span text:style-name="T15">8</text:span><text:span text:style-name="T16">If I ascend to heaven, you are there!</text:span></text:p>
            <text:p text:style-name="P5"><text:span text:style-name="T10"><text:s text:c="3"/></text:span><text:span text:style-name="T7">If I make my bed in Sheol, you are there!</text:span></text:p>
            <text:p text:style-name="P4"><text:span text:style-name="T8">9</text:span><text:span text:style-name="T9">If I take the wings of the morning</text:span></text:p>
            <text:p text:style-name="P5"><text:span text:style-name="T10"><text:s text:c="3"/></text:span><text:span text:style-name="T7">and dwell in the uttermost parts of the sea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6" draw:layer="layout" svg:width="24.892cm" svg:height="6.263cm" svg:x="1.524cm" svg:y="0.849cm">
          <draw:text-box>
            <text:p text:style-name="P4"><text:span text:style-name="T17">10</text:span><text:span text:style-name="T18">even there your hand shall lead me,</text:span></text:p>
            <text:p text:style-name="P5"><text:span text:style-name="T10"><text:s text:c="5"/></text:span><text:span text:style-name="T7">and your right hand shall hold me.</text:span></text:p>
            <text:p text:style-name="P4"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6" draw:layer="layout" svg:width="24.892cm" svg:height="7.874cm" svg:x="1.524cm" svg:y="0.762cm">
          <draw:text-box>
            <text:p text:style-name="P4"><text:span text:style-name="T20">11</text:span><text:span text:style-name="T21">If I say, “Surely the darkness shall cover me,</text:span></text:p>
            <text:p text:style-name="P5"><text:span text:style-name="T10"><text:s text:c="4"/></text:span><text:span text:style-name="T7">and the light about me be night,” </text:span></text:p>
            <text:p text:style-name="P4"><text:span text:style-name="T8">12</text:span><text:span text:style-name="T9">even the darkness is not dark to you;</text:span></text:p>
            <text:p text:style-name="P5"><text:span text:style-name="T10"><text:s text:c="4"/></text:span><text:span text:style-name="T7">the night is bright as the day, for darkness </text:span></text:p>
            <text:p text:style-name="P4"><text:span text:style-name="T7"><text:s text:c="5"/></text:span><text:span text:style-name="T7">is as light with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8" draw:layer="layout" svg:width="24.638cm" svg:height="7.004cm" svg:x="1.778cm" svg:y="0.87cm">
          <draw:text-box>
            <text:p text:style-name="P7"><text:span text:style-name="T22">C: </text:span><text:span text:style-name="T7">Glory be to the Father and to the Son</text:span></text:p>
            <text:p text:style-name="P7"><text:span text:style-name="T7">and to the Holy Spirit;</text:span></text:p>
            <text:p text:style-name="P7"><text:span text:style-name="T7">as it was in the beginning, is now,</text:span></text:p>
            <text:p text:style-name="P7"><text:span text:style-name="T7">and ever shall be, world without end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3T08:32:28.202000000</meta:creation-date>
    <dc:title>Hymn template</dc:title>
    <meta:editing-duration>PT9M43S</meta:editing-duration>
    <meta:editing-cycles>4</meta:editing-cycles>
    <meta:generator>LibreOffice/5.3.7.2$Windows_X86_64 LibreOffice_project/6b8ed514a9f8b44d37a1b96673cbbdd077e24059</meta:generator>
    <meta:initial-creator>Arthur Hoch</meta:initial-creator>
    <dc:date>2018-01-10T22:45:35.700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5-23T08:32:23.803000000"/>
  </office:meta>
</office:document-meta>
</file>